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alenda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alendar</text:h>
                    <text:list>
                        <text:list-item>
                            <text:h text:style-name="Heading_20_2" text:outline-level="2">Description</text:h>
                        </text:list-item>
                    </text:list>
                </text:list-item>
            </text:list>

            <text:p text:style-name="Standard">This Widget displays a calendar.</text:p><text:p text:style-name="Standard">More info (<text:a xlink:type="simple" xlink:href="https://docs.lvgl.io/8.3/widgets/extra/calendar.html" text:style-name="Internet_20_link" text:visited-style-name="Visited_20_Internet_20_Link">link</text:a>)</text:p>

            
                <text:list xml:id="list_Calendar2" text:continue-numbering="true" text:continue-list="list_Calend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alendar4" text:continue-numbering="true" text:style-name="Outline">
                                                <text:list-item>
                                                    <text:list>
                                                        <text:list-item>
                                                            <text:list>
                                                                <text:list-item>
                                                                    <text:h text:style-name="Heading_20_3" text:outline-level="3">
                                                                        Year
                                                                        <text:s text:c="4"/>
                                                                        <text:span text:style-name="T2">Number</text:span>
                                                                    </text:h>
                                                                </text:list-item>
                                                            </text:list>
                                                        </text:list-item>
                                                    </text:list>
                                                </text:list-item>
                                            </text:list>
                                            <text:p text:style-name="Standard">Initially selected year.</text:p>,
                                            <text:list xml:id="list_Calendar5" text:continue-numbering="true" text:continue-list="list_Calendar4" text:style-name="Outline">
                                                <text:list-item>
                                                    <text:list>
                                                        <text:list-item>
                                                            <text:list>
                                                                <text:list-item>
                                                                    <text:h text:style-name="Heading_20_3" text:outline-level="3">
                                                                        Month
                                                                        <text:s text:c="4"/>
                                                                        <text:span text:style-name="T2">Number</text:span>
                                                                    </text:h>
                                                                </text:list-item>
                                                            </text:list>
                                                        </text:list-item>
                                                    </text:list>
                                                </text:list-item>
                                            </text:list>
                                            <text:p text:style-name="Standard">Initially selected month.</text:p>,
                                            <text:list xml:id="list_Calendar6" text:continue-numbering="true" text:continue-list="list_Calendar5" text:style-name="Outline">
                                                <text:list-item>
                                                    <text:list>
                                                        <text:list-item>
                                                            <text:list>
                                                                <text:list-item>
                                                                    <text:h text:style-name="Heading_20_3" text:outline-level="3">
                                                                        Day
                                                                        <text:s text:c="4"/>
                                                                        <text:span text:style-name="T2">Number</text:span>
                                                                    </text:h>
                                                                </text:list-item>
                                                            </text:list>
                                                        </text:list-item>
                                                    </text:list>
                                                </text:list-item>
                                            </text:list>
                                            <text:p text:style-name="Standard">Initially selected da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alendar7" text:continue-numbering="true" text:continue-list="list_Calendar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Calendar8" text:continue-numbering="true" text:continue-list="list_Calendar7"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Calendar9" text:continue-numbering="true" text:continue-list="list_Calendar8"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Calendar10"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alendar11" text:continue-numbering="true" text:continue-list="list_Calendar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alendar12" text:continue-numbering="true" text:continue-list="list_Calendar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alendar13" text:continue-numbering="true" text:continue-list="list_Calendar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alendar14" text:continue-numbering="true" text:continue-list="list_Calendar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alendar15"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alendar16" text:continue-numbering="true" text:continue-list="list_Calendar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alendar17" text:continue-numbering="true" text:continue-list="list_Calendar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alendar18"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alendar19" text:continue-numbering="true" text:continue-list="list_Calendar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alendar20" text:continue-numbering="true" text:continue-list="list_Calendar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alendar21"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alendar22" text:continue-numbering="true" text:continue-list="list_Calendar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alendar23" text:continue-numbering="true" text:continue-list="list_Calendar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alendar24"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alendar25" text:continue-numbering="true" text:continue-list="list_Calendar2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alendar26" text:continue-numbering="true" text:continue-list="list_Calendar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alendar27" text:continue-numbering="true" text:continue-list="list_Calendar26"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alendar28" text:continue-numbering="true" text:continue-list="list_Calendar27"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alendar29" text:continue-numbering="true" text:continue-list="list_Calendar28"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alendar30" text:continue-numbering="true" text:continue-list="list_Calendar29"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alendar31" text:continue-numbering="true" text:continue-list="list_Calendar30"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alendar32" text:continue-numbering="true" text:continue-list="list_Calendar31"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alendar33" text:continue-numbering="true" text:continue-list="list_Calendar32"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alendar34" text:continue-numbering="true" text:continue-list="list_Calendar33"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alendar35" text:continue-numbering="true" text:continue-list="list_Calendar34"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alendar36" text:continue-numbering="true" text:continue-list="list_Calendar35"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alendar37" text:continue-numbering="true" text:continue-list="list_Calendar36"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alendar38" text:continue-numbering="true" text:continue-list="list_Calendar37"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alendar39" text:continue-numbering="true" text:continue-list="list_Calendar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alendar40" text:continue-numbering="true" text:continue-list="list_Calendar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alendar41" text:continue-numbering="true" text:continue-list="list_Calendar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alendar42" text:continue-numbering="true" text:continue-list="list_Calendar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alendar43" text:continue-numbering="true" text:continue-list="list_Calendar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alendar44" text:continue-numbering="true" text:continue-list="list_Calendar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alendar45" text:continue-numbering="true" text:continue-list="list_Calendar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alendar46" text:continue-numbering="true" text:continue-list="list_Calendar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alendar47" text:continue-numbering="true" text:continue-list="list_Calendar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alendar48" text:continue-numbering="true" text:continue-list="list_Calendar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alendar49" text:continue-numbering="true" text:continue-list="list_Calendar48"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alendar50"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alendar51" text:continue-numbering="true" text:continue-list="list_Calendar49"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alendar52"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Calendar53" text:continue-numbering="true" text:continue-list="list_Calendar51"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alendar54"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Calendar55" text:continue-numbering="true" text:continue-list="list_Calendar53"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alendar56"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alendar57" text:continue-numbering="true" text:continue-list="list_Calendar5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alendar58" text:continue-numbering="true" text:continue-list="list_Calendar5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alendar59" text:continue-numbering="true" text:continue-list="list_Calendar5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alendar60" text:continue-numbering="true" text:continue-list="list_Calendar5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alendar61" text:continue-numbering="true" text:continue-list="list_Calendar6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alendar62" text:continue-numbering="true" text:continue-list="list_Calendar61"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Calendar63" text:continue-numbering="true" text:continue-list="list_Calendar62"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alendar64" text:continue-numbering="true" text:continue-list="list_Calendar6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alendar6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alendar66" text:continue-numbering="true" text:continue-list="list_Calendar6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alendar67" text:continue-numbering="true" text:continue-list="list_Calendar6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alendar68" text:continue-numbering="true" text:continue-list="list_Calendar6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alendar3" text:continue-numbering="true" text:continue-list="list_Calendar2" text:style-name="Outline">
                        <text:list-item>
                            <text:list>
                                <text:list-item>
                                    <text:h text:style-name="Heading_20_2" text:outline-level="2">Examples</text:h>
                                </text:list-item>
                            </text:list>
                        </text:list-item>
                    </text:list>
                    <text:p text:style-name="Standard"/>
                    
                    <text:list xml:id="list_Calendar69"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